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weight="bold" officeooo:rsid="0018cf23" officeooo:paragraph-rsid="0018cf23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18cf23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199777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1ad043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1c13fc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1d3e35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1dfb91"/>
    </style:style>
    <style:style style:name="P8" style:family="paragraph" style:parent-style-name="Standard">
      <style:paragraph-properties fo:line-height="150%" fo:text-align="start" style:justify-single-word="false"/>
      <style:text-properties officeooo:rsid="00199777" officeooo:paragraph-rsid="00199777"/>
    </style:style>
    <style:style style:name="P9" style:family="paragraph" style:parent-style-name="Standard">
      <style:paragraph-properties fo:line-height="150%" fo:text-align="start" style:justify-single-word="false"/>
      <style:text-properties officeooo:rsid="00199777" officeooo:paragraph-rsid="001ad043"/>
    </style:style>
    <style:style style:name="P10" style:family="paragraph" style:parent-style-name="Standard">
      <style:paragraph-properties fo:line-height="150%" fo:text-align="start" style:justify-single-word="false"/>
      <style:text-properties officeooo:rsid="00199777" officeooo:paragraph-rsid="001d3e35"/>
    </style:style>
    <style:style style:name="P11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officeooo:rsid="00199777" officeooo:paragraph-rsid="00199777"/>
    </style:style>
    <style:style style:name="P12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officeooo:rsid="00199777" officeooo:paragraph-rsid="001d3e35"/>
    </style:style>
    <style:style style:name="P13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normal" officeooo:rsid="00199777" officeooo:paragraph-rsid="001dfb91" style:font-weight-asian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officeooo:rsid="001ad043" officeooo:paragraph-rsid="001ad043"/>
    </style:style>
    <style:style style:name="P15" style:family="paragraph" style:parent-style-name="Standard">
      <style:paragraph-properties fo:line-height="150%" fo:text-align="start" style:justify-single-word="false"/>
      <style:text-properties style:text-underline-style="none" fo:font-weight="normal" officeooo:rsid="00199777" officeooo:paragraph-rsid="001ad043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text-underline-style="none" fo:font-weight="normal" officeooo:rsid="00199777" officeooo:paragraph-rsid="001c13fc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weight="normal" officeooo:rsid="00199777" officeooo:paragraph-rsid="001c13fc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weight="normal" officeooo:rsid="00199777" officeooo:paragraph-rsid="001d3e35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weight="normal" officeooo:rsid="00199777" officeooo:paragraph-rsid="001dfb91" style:font-weight-asian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officeooo:rsid="001d3e35" officeooo:paragraph-rsid="001dfb91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199777" style:font-weight-asian="normal" style:font-weight-complex="normal"/>
    </style:style>
    <style:style style:name="T4" style:family="text">
      <style:text-properties style:font-name="Arial" fo:font-weight="normal" officeooo:rsid="001d3e35" style:font-weight-asian="normal" style:font-weight-complex="normal"/>
    </style:style>
    <style:style style:name="T5" style:family="text">
      <style:text-properties style:font-name="Arial" fo:font-weight="normal" officeooo:rsid="001f5c12" style:font-weight-asian="normal" style:font-weight-complex="normal"/>
    </style:style>
    <style:style style:name="T6" style:family="text">
      <style:text-properties style:font-name="Arial" fo:font-weight="normal" officeooo:rsid="001ad043" style:font-weight-asian="normal" style:font-weight-complex="normal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weight="bold" officeooo:rsid="0018cf23" style:font-weight-asian="bold" style:font-weight-complex="bold"/>
    </style:style>
    <style:style style:name="T9" style:family="text">
      <style:text-properties style:font-name="Arial" fo:font-weight="bold" officeooo:rsid="00199777" style:font-weight-asian="bold" style:font-weight-complex="bold"/>
    </style:style>
    <style:style style:name="T10" style:family="text">
      <style:text-properties style:font-name="Arial" fo:font-weight="bold" officeooo:rsid="001ad043" style:font-weight-asian="bold" style:font-weight-complex="bold"/>
    </style:style>
    <style:style style:name="T11" style:family="text">
      <style:text-properties style:font-name="Arial" fo:font-weight="bold" officeooo:rsid="001c13fc" style:font-weight-asian="bold" style:font-weight-complex="bold"/>
    </style:style>
    <style:style style:name="T12" style:family="text">
      <style:text-properties style:font-name="Arial" fo:font-weight="bold" officeooo:rsid="001d3e35" style:font-weight-asian="bold" style:font-weight-complex="bold"/>
    </style:style>
    <style:style style:name="T13" style:family="text">
      <style:text-properties style:font-name="Arial" fo:font-weight="bold" officeooo:rsid="001dfb91" style:font-weight-asian="bold" style:font-weight-complex="bold"/>
    </style:style>
    <style:style style:name="T14" style:family="text">
      <style:text-properties style:font-name="Arial" officeooo:rsid="00199777"/>
    </style:style>
    <style:style style:name="T15" style:family="text">
      <style:text-properties style:font-name="Arial" officeooo:rsid="001ad043"/>
    </style:style>
    <style:style style:name="T16" style:family="text">
      <style:text-properties style:font-name="Arial" style:text-underline-style="solid" style:text-underline-width="auto" style:text-underline-color="font-color" officeooo:rsid="00199777"/>
    </style:style>
    <style:style style:name="T17" style:family="text">
      <style:text-properties style:font-name="Arial" style:text-underline-style="solid" style:text-underline-width="auto" style:text-underline-color="font-color" fo:font-weight="normal" officeooo:rsid="00199777" style:font-weight-asian="normal" style:font-weight-complex="normal"/>
    </style:style>
    <style:style style:name="T18" style:family="text">
      <style:text-properties style:font-name="Arial" style:text-underline-style="solid" style:text-underline-width="auto" style:text-underline-color="font-color" fo:font-weight="normal" officeooo:rsid="001ad043" style:font-weight-asian="normal" style:font-weight-complex="normal"/>
    </style:style>
    <style:style style:name="T19" style:family="text">
      <style:text-properties style:font-name="Arial" style:text-underline-style="none" fo:font-weight="normal" officeooo:rsid="00199777" style:font-weight-asian="normal" style:font-weight-complex="normal"/>
    </style:style>
    <style:style style:name="T20" style:family="text">
      <style:text-properties style:font-name="Arial" style:text-underline-style="none" fo:font-weight="normal" officeooo:rsid="001ad043" style:font-weight-asian="normal" style:font-weight-complex="normal"/>
    </style:style>
    <style:style style:name="T21" style:family="text">
      <style:text-properties style:font-name="Arial" style:text-underline-style="none" fo:font-weight="normal" officeooo:rsid="001c13fc" style:font-weight-asian="normal" style:font-weight-complex="normal"/>
    </style:style>
    <style:style style:name="T22" style:family="text">
      <style:text-properties style:font-name="Arial" style:text-underline-style="none" fo:font-weight="normal" officeooo:rsid="001d3e35" style:font-weight-asian="normal" style:font-weight-complex="normal"/>
    </style:style>
    <style:style style:name="T23" style:family="text">
      <style:text-properties style:font-name="Arial" style:text-underline-style="none" fo:font-weight="normal" officeooo:rsid="001dfb91" style:font-weight-asian="normal" style:font-weight-complex="normal"/>
    </style:style>
    <style:style style:name="T24" style:family="text">
      <style:text-properties style:font-name="Arial" officeooo:rsid="001c13fc"/>
    </style:style>
    <style:style style:name="T25" style:family="text">
      <style:text-properties style:font-name="Arial" officeooo:rsid="001d3e35"/>
    </style:style>
    <style:style style:name="T26" style:family="text">
      <style:text-properties style:font-name="Arial" officeooo:rsid="001dfb91"/>
    </style:style>
    <style:style style:name="T27" style:family="text">
      <style:text-properties style:font-name="Arial" officeooo:rsid="001f5c1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1dfb91"/>
    </style:style>
    <style:style style:name="T31" style:family="text">
      <style:text-properties officeooo:rsid="001f5c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NP – Semana 8 – Lista de Exercícios </text:p>
      <text:p text:style-name="P2"><text:span text:style-name="T8">1</text:span><text:span text:style-name="T9">- </text:span><text:span text:style-name="T8">a)</text:span><text:span text:style-name="T1"> </text:span><text:span text:style-name="T7">p V (q Λ r), p → s, s → r├ r</text:span><text:span text:style-name="T28"> </text:span></text:p>
      <text:p text:style-name="P8">1 <text:span text:style-name="T1">p V (q Λ r)<text:tab/><text:tab/><text:tab/>P</text:span></text:p>
      <text:p text:style-name="P8"><text:span text:style-name="T1">2 p → s<text:tab/><text:tab/><text:tab/>P</text:span></text:p>
      <text:p text:style-name="P11"><text:span text:style-name="T1">3 s → r<text:tab/><text:tab/><text:tab/>P</text:span></text:p>
      <text:p text:style-name="P3"><text:span text:style-name="T14">4 (p V q) Λ (p V r)<text:tab/><text:tab/>1-</text:span><text:span text:style-name="T26">DIST</text:span></text:p>
      <text:p text:style-name="P8"><text:span text:style-name="T1">5 p V q<text:tab/><text:tab/><text:tab/>4-SIMP</text:span></text:p>
      <text:p text:style-name="P3"><text:span text:style-name="T14">6 p → r<text:tab/><text:tab/><text:tab/>2,3-SH</text:span></text:p>
      <text:p text:style-name="P8"><text:span text:style-name="T1">7 p<text:tab/><text:tab/><text:tab/><text:tab/>5-AD</text:span></text:p>
      <text:p text:style-name="P8"><text:span text:style-name="T1">8 r<text:tab/><text:tab/><text:tab/><text:tab/>7,6-MP</text:span></text:p>
      <text:p text:style-name="P8"><text:span text:style-name="T1"/></text:p>
      <text:p text:style-name="P3"><text:span text:style-name="T9">b) </text:span><text:span text:style-name="T7">(p Λ q) → ~r, r V (s Λ t), p ↔ q ├ p → s </text:span></text:p>
      <text:p text:style-name="P8">1 <text:span text:style-name="T1">(p Λ q) → ~r<text:tab/><text:tab/>P</text:span></text:p>
      <text:p text:style-name="P8"><text:span text:style-name="T1">2 r V (s Λ t)<text:tab/><text:tab/><text:tab/>P</text:span></text:p>
      <text:p text:style-name="P11"><text:span text:style-name="T1">3 p ↔ q <text:tab/><text:tab/><text:tab/>P</text:span></text:p>
      <text:p text:style-name="P3"><text:span text:style-name="T14">4 (p → q) Λ (q → p)<text:tab/><text:tab/>3-BICOND</text:span></text:p>
      <text:p text:style-name="P8"><text:span text:style-name="T1">5 p → q<text:tab/><text:tab/><text:tab/>4-SIMP</text:span></text:p>
      <text:p text:style-name="P3"><text:span text:style-name="T14">6 p → (p Λ q)<text:tab/><text:tab/><text:tab/>5-ABS</text:span></text:p>
      <text:p text:style-name="P3"><text:span text:style-name="T14">7 p → ~r<text:tab/><text:tab/><text:tab/>1,6-</text:span><text:span text:style-name="T15">SH</text:span></text:p>
      <text:p text:style-name="P4"><text:span text:style-name="T14">8 </text:span><text:span text:style-name="T15">(</text:span><text:span text:style-name="T14">r V </text:span><text:span text:style-name="T15">s) </text:span><text:span text:style-name="T14">Λ (s </text:span><text:span text:style-name="T15">V</text:span><text:span text:style-name="T14"> t)<text:tab/><text:tab/></text:span><text:span text:style-name="T15">2</text:span><text:span text:style-name="T14">-</text:span><text:span text:style-name="T15">DIST</text:span></text:p>
      <text:p text:style-name="P14"><text:span text:style-name="T1">9 </text:span><text:span text:style-name="T14">r V </text:span><text:span text:style-name="T1">s<text:tab/><text:tab/><text:tab/><text:tab/>8-SIMP</text:span></text:p>
      <text:p text:style-name="P4"><text:span text:style-name="T15">10 ~~</text:span><text:span text:style-name="T14">r V </text:span><text:span text:style-name="T15">s<text:tab/><text:tab/><text:tab/>9-DN</text:span></text:p>
      <text:p text:style-name="P4"><text:span text:style-name="T15">11 ~</text:span><text:span text:style-name="T14">r → </text:span><text:span text:style-name="T15">s<text:tab/><text:tab/><text:tab/>10-COND</text:span></text:p>
      <text:p text:style-name="P4"><text:span text:style-name="T15">12 </text:span><text:span text:style-name="T14">p → </text:span><text:span text:style-name="T15">s<text:tab/><text:tab/><text:tab/>7,11-SH</text:span></text:p>
      <text:p text:style-name="P4"><text:span text:style-name="T15"/></text:p>
      <text:p text:style-name="P4"><text:span text:style-name="T10">c</text:span><text:span text:style-name="T9">) p → q, r → s, q V s → ~t, t ├ ~p Λ ~r </text:span></text:p>
      <text:p text:style-name="P9">1 <text:span text:style-name="T2">p → q</text:span><text:span text:style-name="T1"><text:tab/><text:tab/> <text:tab/>P</text:span></text:p>
      <text:p text:style-name="P9"><text:span text:style-name="T1">2</text:span><text:span text:style-name="T2"> r → s<text:tab/><text:tab/><text:tab/>P</text:span></text:p>
      <text:p text:style-name="P15"><text:span text:style-name="T1">3 q V s → ~t<text:tab/><text:tab/><text:tab/>P</text:span></text:p>
      <text:p text:style-name="P4"><text:span text:style-name="T18">4</text:span><text:span text:style-name="T17"> </text:span><text:span text:style-name="T18">t</text:span><text:span text:style-name="T16"><text:tab/><text:tab/><text:tab/><text:tab/>P</text:span></text:p>
      <text:p text:style-name="P4"><text:span text:style-name="T15">5</text:span><text:span text:style-name="T14"> </text:span><text:span text:style-name="T19">~~t</text:span><text:span text:style-name="T14"><text:tab/><text:tab/><text:tab/><text:tab/></text:span><text:span text:style-name="T15">4</text:span><text:span text:style-name="T14">-</text:span><text:span text:style-name="T15">DN</text:span></text:p>
      <text:p text:style-name="P4"><text:span text:style-name="T15">6</text:span><text:span text:style-name="T14"> </text:span><text:span text:style-name="T15">~(</text:span><text:span text:style-name="T19">q V s</text:span><text:span text:style-name="T20">)</text:span><text:span text:style-name="T14"><text:tab/><text:tab/><text:tab/></text:span><text:span text:style-name="T15">3,5</text:span><text:span text:style-name="T14">-</text:span><text:span text:style-name="T15">MT</text:span></text:p>
      <text:p text:style-name="P4"><text:span text:style-name="T15">7</text:span><text:span text:style-name="T14"> </text:span><text:span text:style-name="T15">~(</text:span><text:span text:style-name="T19">q V </text:span><text:span text:style-name="T20">~</text:span><text:span text:style-name="T19">s</text:span><text:span text:style-name="T20">)</text:span><text:span text:style-name="T14"><text:tab/><text:tab/><text:tab/></text:span><text:span text:style-name="T15">6</text:span><text:span text:style-name="T14">-ABS</text:span></text:p>
      <text:p text:style-name="P4"><text:span text:style-name="T15">8</text:span><text:span text:style-name="T14"> ~</text:span><text:span text:style-name="T15">q</text:span><text:span text:style-name="T14"><text:tab/><text:tab/><text:tab/><text:tab/></text:span><text:span text:style-name="T15">7</text:span><text:span text:style-name="T14">-SIMP</text:span></text:p>
      <text:p text:style-name="P4"><text:span text:style-name="T15">9 </text:span><text:span text:style-name="T14">~</text:span><text:span text:style-name="T15">s</text:span><text:span text:style-name="T14"><text:tab/><text:tab/><text:tab/><text:tab/></text:span><text:span text:style-name="T15">2</text:span><text:span text:style-name="T14">-SIMP</text:span></text:p>
      <text:p text:style-name="P4"><text:soft-page-break/><text:span text:style-name="T15">10 ~p<text:tab/><text:tab/><text:tab/><text:tab/>1,8-MT</text:span></text:p>
      <text:p text:style-name="P5"><text:span text:style-name="T15">11 ~</text:span><text:span text:style-name="T14">r</text:span><text:span text:style-name="T15"><text:tab/><text:tab/><text:tab/><text:tab/></text:span><text:span text:style-name="T24">2,9</text:span><text:span text:style-name="T15">-MT</text:span></text:p>
      <text:p text:style-name="P5"><text:span text:style-name="T15">12 </text:span><text:span text:style-name="T24">~</text:span><text:span text:style-name="T14">p Λ </text:span><text:span text:style-name="T24">~r</text:span><text:span text:style-name="T15"><text:tab/><text:tab/><text:tab/></text:span><text:span text:style-name="T24">10</text:span><text:span text:style-name="T15">,11-</text:span><text:span text:style-name="T24">CONJ</text:span></text:p>
      <text:p text:style-name="P5"><text:span text:style-name="T24"/></text:p>
      <text:p text:style-name="P5"><text:span text:style-name="T11">d</text:span><text:span text:style-name="T9">) p → q, q →(p → (r V s)), r ↔ s, ~(r Λ s)├ ~p </text:span></text:p>
      <text:p text:style-name="P17">1 <text:span text:style-name="T1">p → q<text:tab/><text:tab/> <text:tab/>P</text:span></text:p>
      <text:p text:style-name="P17"><text:span text:style-name="T1">2 q →(p → (r V s))<text:tab/><text:tab/>P</text:span></text:p>
      <text:p text:style-name="P16"><text:span text:style-name="T1">3 r ↔ s<text:tab/><text:tab/><text:tab/>P</text:span></text:p>
      <text:p text:style-name="P5"><text:span text:style-name="T18">4 </text:span><text:span text:style-name="T17">~(r Λ s)</text:span><text:span text:style-name="T16"><text:tab/><text:tab/><text:tab/>P</text:span></text:p>
      <text:p text:style-name="P5"><text:span text:style-name="T15">5</text:span><text:span text:style-name="T14"> </text:span><text:span text:style-name="T20">(</text:span><text:span text:style-name="T19">r Λ </text:span><text:span text:style-name="T20">s) </text:span><text:span text:style-name="T19">V (</text:span><text:span text:style-name="T20">~</text:span><text:span text:style-name="T19">r Λ </text:span><text:span text:style-name="T20">~s</text:span><text:span text:style-name="T19">)</text:span><text:span text:style-name="T14"><text:tab/><text:tab/></text:span><text:span text:style-name="T24">3</text:span><text:span text:style-name="T14">-BICOND</text:span></text:p>
      <text:p text:style-name="P5"><text:span text:style-name="T15">6</text:span><text:span text:style-name="T14"> </text:span><text:span text:style-name="T20">~</text:span><text:span text:style-name="T19">r Λ </text:span><text:span text:style-name="T20">~s</text:span><text:span text:style-name="T14"><text:tab/><text:tab/><text:tab/></text:span><text:span text:style-name="T24">2,4</text:span><text:span text:style-name="T14">-</text:span><text:span text:style-name="T15">MT</text:span></text:p>
      <text:p text:style-name="P5"><text:span text:style-name="T15">7</text:span><text:span text:style-name="T14"> </text:span><text:span text:style-name="T15">~(</text:span><text:span text:style-name="T19">r </text:span><text:span text:style-name="T21">V</text:span><text:span text:style-name="T19"> </text:span><text:span text:style-name="T20">s)</text:span><text:span text:style-name="T14"><text:tab/><text:tab/><text:tab/></text:span><text:span text:style-name="T15">6</text:span><text:span text:style-name="T14">-</text:span><text:span text:style-name="T24">DM</text:span></text:p>
      <text:p text:style-name="P5"><text:span text:style-name="T15">8 </text:span><text:span text:style-name="T3">p →</text:span><text:span text:style-name="T14"> </text:span><text:span text:style-name="T3">p → (r V s))</text:span><text:span text:style-name="T14"><text:tab/><text:tab/></text:span><text:span text:style-name="T24">1,2</text:span><text:span text:style-name="T14">-S</text:span><text:span text:style-name="T24">H</text:span></text:p>
      <text:p text:style-name="P5"><text:span text:style-name="T15">9 </text:span><text:span text:style-name="T24">(p</text:span><text:span text:style-name="T19"> Λ </text:span><text:span text:style-name="T21">p) </text:span><text:span text:style-name="T19">→ (r V s)</text:span><text:span text:style-name="T14"><text:tab/><text:tab/></text:span><text:span text:style-name="T24">8-EI</text:span></text:p>
      <text:p text:style-name="P5"><text:span text:style-name="T15">10 </text:span><text:span text:style-name="T3">p → (r V s)</text:span><text:span text:style-name="T15"><text:tab/><text:tab/></text:span><text:span text:style-name="T24">10</text:span><text:span text:style-name="T15">-</text:span><text:span text:style-name="T24">ID</text:span></text:p>
      <text:p text:style-name="P5"><text:span text:style-name="T15">11 ~</text:span><text:span text:style-name="T24">p</text:span><text:span text:style-name="T15"><text:tab/><text:tab/><text:tab/><text:tab/></text:span><text:span text:style-name="T24">7,10</text:span><text:span text:style-name="T15">-MT</text:span></text:p>
      <text:p text:style-name="P14"><text:span text:style-name="T1"/></text:p>
      <text:p text:style-name="P6"><text:span text:style-name="T12">e</text:span><text:span text:style-name="T9">) ~p V q → r, r V s → ~t, t ├ ~q </text:span></text:p>
      <text:p text:style-name="P10">1<text:span text:style-name="T29"> </text:span><text:span text:style-name="T2">~p V q → r<text:tab/><text:tab/><text:tab/>P</text:span></text:p>
      <text:p text:style-name="P18"><text:span text:style-name="T1">2 r V s → ~t<text:tab/><text:tab/><text:tab/>P</text:span></text:p>
      <text:p text:style-name="P12"><text:span text:style-name="T2">3 t <text:tab/></text:span><text:span text:style-name="T1"><text:tab/><text:tab/><text:tab/>P</text:span></text:p>
      <text:p text:style-name="P6"><text:span text:style-name="T14">4 </text:span><text:span text:style-name="T15">~~</text:span><text:span text:style-name="T25">t</text:span><text:span text:style-name="T14"> <text:tab/><text:tab/><text:tab/><text:tab/>3-</text:span><text:span text:style-name="T15">DN</text:span></text:p>
      <text:p text:style-name="P6"><text:span text:style-name="T14">5 </text:span><text:span text:style-name="T25">~</text:span><text:span text:style-name="T15">(</text:span><text:span text:style-name="T14">r V </text:span><text:span text:style-name="T15">s)</text:span><text:span text:style-name="T14"><text:tab/><text:tab/><text:tab/></text:span><text:span text:style-name="T25">2,</text:span><text:span text:style-name="T14">4-</text:span><text:span text:style-name="T25">MT</text:span></text:p>
      <text:p text:style-name="P6"><text:span text:style-name="T14">6 </text:span><text:span text:style-name="T20">~</text:span><text:span text:style-name="T19">r </text:span><text:span text:style-name="T22">V</text:span><text:span text:style-name="T19"> </text:span><text:span text:style-name="T20">~s</text:span><text:span text:style-name="T14"><text:tab/><text:tab/><text:tab/>5-</text:span><text:span text:style-name="T25">DM</text:span></text:p>
      <text:p text:style-name="P6"><text:span text:style-name="T14">7 ~r<text:tab/><text:tab/><text:tab/><text:tab/>6-</text:span><text:span text:style-name="T25">AD</text:span></text:p>
      <text:p text:style-name="P6"><text:span text:style-name="T14">8 </text:span><text:span text:style-name="T25">~(~</text:span><text:span text:style-name="T3">p V q</text:span><text:span text:style-name="T4">)</text:span><text:span text:style-name="T14"><text:tab/><text:tab/><text:tab/></text:span><text:span text:style-name="T25">1,7</text:span><text:span text:style-name="T14">-</text:span><text:span text:style-name="T15">DIST</text:span></text:p>
      <text:p text:style-name="P6"><text:span text:style-name="T15">9 </text:span><text:span text:style-name="T20">~</text:span><text:span text:style-name="T22">~p</text:span><text:span text:style-name="T19"> Λ </text:span><text:span text:style-name="T20">~</text:span><text:span text:style-name="T22">q</text:span><text:span text:style-name="T15"><text:tab/><text:tab/><text:tab/>8-</text:span><text:span text:style-name="T25">DM</text:span></text:p>
      <text:p text:style-name="P6"><text:span text:style-name="T15">10 </text:span><text:span text:style-name="T22">p</text:span><text:span text:style-name="T19"> Λ </text:span><text:span text:style-name="T20">~</text:span><text:span text:style-name="T22">q</text:span><text:span text:style-name="T15"><text:tab/><text:tab/><text:tab/>9-DN</text:span></text:p>
      <text:p text:style-name="P6"><text:span text:style-name="T15">11 </text:span><text:span text:style-name="T20">~</text:span><text:span text:style-name="T22">q</text:span><text:span text:style-name="T15"><text:tab/><text:tab/><text:tab/><text:tab/>10-</text:span><text:span text:style-name="T25">SIMP</text:span></text:p>
      <text:p text:style-name="P6"><text:span text:style-name="T25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>2)</text:span><text:span text:style-name="T7"> p:</text:span><text:span text:style-name="T1"> estudo<text:tab/><text:tab/></text:span><text:span text:style-name="T7">q:</text:span><text:span text:style-name="T1"> reprovo em Física <text:tab/></text:span><text:span text:style-name="T7">r:</text:span><text:span text:style-name="T1"> joga basquete </text:span></text:p>
      <text:p text:style-name="P7"><text:span text:style-name="T12"><text:tab/><text:tab/><text:tab/><text:tab/></text:span><text:span text:style-name="T13">p → ~q, ~r → p, q </text:span><text:span text:style-name="T9">├ </text:span><text:span text:style-name="T13">r</text:span></text:p>
      <text:p text:style-name="P19">1 <text:span text:style-name="T26">p → ~q</text:span><text:span text:style-name="T1"><text:tab/><text:tab/><text:tab/>P</text:span></text:p>
      <text:p text:style-name="P19"><text:span text:style-name="T1">2 </text:span><text:span text:style-name="T26">~r → p</text:span><text:span text:style-name="T1"><text:tab/><text:tab/><text:tab/>P</text:span></text:p>
      <text:p text:style-name="P13"><text:span text:style-name="T1">3 </text:span><text:span text:style-name="T26">q</text:span><text:span text:style-name="T1"><text:tab/><text:tab/><text:tab/><text:tab/>P</text:span></text:p>
      <text:p text:style-name="P7"><text:span text:style-name="T14">4 </text:span><text:span text:style-name="T15">~~</text:span><text:span text:style-name="T26">r</text:span><text:span text:style-name="T14"><text:tab/><text:tab/><text:tab/><text:tab/>3-</text:span><text:span text:style-name="T15">DN</text:span></text:p>
      <text:p text:style-name="P7"><text:span text:style-name="T14">5 </text:span><text:span text:style-name="T15">~</text:span><text:span text:style-name="T26">p</text:span><text:span text:style-name="T14"><text:tab/><text:tab/><text:tab/><text:tab/></text:span><text:span text:style-name="T26">1,4</text:span><text:span text:style-name="T14">-</text:span><text:span text:style-name="T25">MT</text:span></text:p>
      <text:p text:style-name="P7"><text:span text:style-name="T14">6 </text:span><text:span text:style-name="T20">~~</text:span><text:span text:style-name="T23">r </text:span><text:span text:style-name="T22">V</text:span><text:span text:style-name="T19"> </text:span><text:span text:style-name="T23">p</text:span><text:span text:style-name="T14"><text:tab/><text:tab/><text:tab/></text:span><text:span text:style-name="T26">2</text:span><text:span text:style-name="T14">- </text:span><text:span text:style-name="T27">COND</text:span></text:p>
      <text:p text:style-name="P7"><text:span text:style-name="T14">7 r </text:span><text:span text:style-name="T27">V p </text:span><text:span text:style-name="T14"><text:tab/><text:tab/><text:tab/>6-</text:span><text:span text:style-name="T27">DN</text:span></text:p>
      <text:p text:style-name="P7"><text:span text:style-name="T3">8 </text:span><text:span text:style-name="T5">r</text:span><text:span text:style-name="T3"><text:tab/><text:tab/><text:tab/><text:tab/></text:span><text:span text:style-name="T5">5,6</text:span><text:span text:style-name="T3">-</text:span><text:span text:style-name="T5">S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15:23:34.441000000</meta:creation-date>
    <dc:date>2020-07-23T16:52:30.803000000</dc:date>
    <meta:editing-duration>PT16M42S</meta:editing-duration>
    <meta:editing-cycles>1</meta:editing-cycles>
    <meta:document-statistic meta:table-count="0" meta:image-count="0" meta:object-count="0" meta:page-count="3" meta:paragraph-count="70" meta:word-count="425" meta:character-count="1337" meta:non-whitespace-character-count="828"/>
    <meta:generator>LibreOffice/6.4.5.2$Windows_X86_64 LibreOffice_project/a726b36747cf2001e06b58ad5db1aa3a9a1872d6</meta:generator>
  </office:meta>
</office:document-meta>
</file>